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3e" officeooo:paragraph-rsid="000b203e"/>
    </style:style>
    <style:style style:name="P2" style:family="paragraph" style:parent-style-name="Standard">
      <style:text-properties officeooo:rsid="000b9e49" officeooo:paragraph-rsid="000b9e49"/>
    </style:style>
    <style:style style:name="P3" style:family="paragraph" style:parent-style-name="Standard">
      <style:text-properties officeooo:rsid="000c1db8" officeooo:paragraph-rsid="000c1db8"/>
    </style:style>
    <style:style style:name="T1" style:family="text">
      <style:text-properties officeooo:rsid="000b9e49"/>
    </style:style>
    <style:style style:name="T2" style:family="text">
      <style:text-properties officeooo:rsid="000c1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da apresentação sobre Shell Script</text:p>
      <text:p text:style-name="P1"/>
      <text:p text:style-name="P1">1 – <text:span text:style-name="T1">whoami</text:span></text:p>
      <text:p text:style-name="P1">2 – shel<text:span text:style-name="T1">l</text:span></text:p>
      <text:p text:style-name="P2">3 – scripts</text:p>
      <text:p text:style-name="P1">4 – <text:span text:style-name="T1">alguns comandos do bash</text:span></text:p>
      <text:p text:style-name="P2">echo</text:p>
      <text:p text:style-name="P2">read</text:p>
      <text:p text:style-name="P2">cat</text:p>
      <text:p text:style-name="P2">head</text:p>
      <text:p text:style-name="P2">tail</text:p>
      <text:p text:style-name="P2">chmod</text:p>
      <text:p text:style-name="P2">chown</text:p>
      <text:p text:style-name="P2">ls</text:p>
      <text:p text:style-name="P2">mv</text:p>
      <text:p text:style-name="P2">mkdir</text:p>
      <text:p text:style-name="P2">grep</text:p>
      <text:p text:style-name="P2">man</text:p>
      <text:p text:style-name="P2">whatis</text:p>
      <text:p text:style-name="P2">date</text:p>
      <text:p text:style-name="P2">w</text:p>
      <text:p text:style-name="P2">top</text:p>
      <text:p text:style-name="P2">5 – síntaxe do shell</text:p>
      <text:p text:style-name="P2">variáveis</text:p>
      <text:p text:style-name="P2">- expressões aritméticas</text:p>
      <text:p text:style-name="P2">arrays</text:p>
      <text:p text:style-name="P3">colocando o retorno de comandos em variáveis</text:p>
      <text:p text:style-name="P3">condicionais</text:p>
      <text:p text:style-name="P2">- <text:span text:style-name="T2">testes booleanos</text:span></text:p>
      <text:p text:style-name="P2">- if-else / case</text:p>
      <text:p text:style-name="P2">loops</text:p>
      <text:p text:style-name="P2">- while</text:p>
      <text:p text:style-name="P2">- until</text:p>
      <text:p text:style-name="P2">- for</text:p>
      <text:p text:style-name="P2">- for each</text:p>
      <text:p text:style-name="P3">manipulação de strings</text:p>
      <text:p text:style-name="P3">funções</text:p>
      <text:p text:style-name="P2">- <text:span text:style-name="T2">passando parâmetros</text:span></text:p>
      <text:p text:style-name="P2">- <text:span text:style-name="T2">retornando valores</text:span></text:p>
      <text:p text:style-name="P3">passando parâmetros para seus scripts</text:p>
      <text:p text:style-name="P3">pegando o retorno de programas e funções</text:p>
      <text:p text:style-name="P2">7 – vim</text:p>
      <text:p text:style-name="P3">básicos</text:p>
      <text:p text:style-name="P2"><text:span text:style-name="T2">8</text:span> – <text:span text:style-name="T2">desaf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</meta:initial-creator>
    <meta:creation-date>2017-04-02T17:00:56.612458454</meta:creation-date>
    <dc:date>2017-04-02T18:48:08.375980262</dc:date>
    <dc:creator>Caio </dc:creator>
    <meta:editing-duration>PT15M36S</meta:editing-duration>
    <meta:editing-cycles>1</meta:editing-cycles>
    <meta:document-statistic meta:table-count="0" meta:image-count="0" meta:object-count="0" meta:page-count="1" meta:paragraph-count="43" meta:word-count="94" meta:character-count="514" meta:non-whitespace-character-count="456"/>
    <meta:generator>LibreOffice/4.3.3.2$Linux_X86_64 LibreOffice_project/430m0$Build-2</meta:generator>
  </office:meta>
</office:document-meta>
</file>